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2000001D247D6EDDCEF360230.png" manifest:media-type="image/png"/>
  <manifest:file-entry manifest:full-path="Pictures/10000201000001D2000001D2C0DE943D0A17511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 Neue4" svg:font-family="'Helvetica Neue'" style:font-pitch="variable"/>
    <style:font-face style:name="Helvetica Neue" svg:font-family="'Helvetica Neue'" style:font-adornments="Light" style:font-pitch="variable"/>
    <style:font-face style:name="Helvetica Neue1" svg:font-family="'Helvetica Neue'" style:font-adornments="Regular" style:font-pitch="variable"/>
    <style:font-face style:name="Helvetica Neue3" svg:font-family="'Helvetica Neue'" style:font-family-generic="roman" style:font-pitch="variable"/>
    <style:font-face style:name="Helvetica Neue2" svg:font-family="'Helvetica Neu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Circle" draw:marker-end="" draw:marker-end-width="0.3cm" draw:fill="none" draw:textarea-vertical-align="middle"/>
    </style:style>
    <style:style style:name="gr3" style:family="graphic" style:parent-style-name="standard">
      <style:graphic-properties draw:marker-start="线条箭头_20_4" draw:marker-start-width="0.3cm" draw:marker-end="" draw:marker-end-width="0.3cm" draw:textarea-vertical-align="middle"/>
    </style:style>
    <style:style style:name="gr4" style:family="graphic" style:parent-style-name="standard">
      <style:graphic-properties draw:marker-start="线条箭头_20_6" draw:marker-start-width="0.3cm" draw:marker-end="" draw:marker-end-width="0.3cm" draw:textarea-vertical-align="middle"/>
    </style:style>
    <style:style style:name="gr5" style:family="graphic" style:parent-style-name="standard">
      <style:graphic-properties draw:marker-start="线条箭头_20_8" draw:marker-start-width="0.3cm" draw:marker-end="" draw:marker-end-width="0.3cm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425cm" fo:min-width="3.25cm"/>
    </style:style>
    <style:style style:name="gr7" style:family="graphic" style:parent-style-name="standard">
      <style:graphic-properties draw:marker-start="圆" draw:marker-start-width="0.3cm" draw:marker-end="" draw:marker-end-width="0.3cm" draw:textarea-vertical-align="middl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42cm" fo:min-width="3.15cm" fo:padding-right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42cm" fo:min-width="3.753cm" fo:padding-right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42cm" fo:min-width="2.728cm" fo:padding-right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42cm" fo:min-width="3.753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42cm" fo:min-width="2.628cm" fo:padding-right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42cm" fo:min-width="2.628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font-name="Helvetica Neue" fo:font-size="10pt" fo:font-style="normal" fo:font-weight="250"/>
    </style:style>
    <style:style style:name="T1" style:family="text">
      <style:text-properties style:use-window-font-color="true" loext:opacity="0%" style:text-outline="false" style:text-line-through-style="none" style:text-line-through-type="none" style:font-name="Helvetica Neue" fo:font-size="10pt" fo:font-style="normal" fo:text-shadow="none" style:text-underline-style="none" fo:font-weight="250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12.7cm" svg:x="-0.641cm" svg:y="2.702cm">
          <draw:image xlink:href="Pictures/10000201000001D2000001D2C0DE943D0A175117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12.7cm" svg:x="14.496cm" svg:y="2.702cm">
          <draw:image xlink:href="Pictures/10000201000001D2000001D247D6EDDCEF360230.png" xlink:type="simple" xlink:show="embed" xlink:actuate="onLoad" draw:mime-type="image/png">
            <text:p/>
          </draw:image>
        </draw:frame>
        <draw:line draw:style-name="gr2" draw:text-style-name="P1" draw:layer="layout" svg:x1="17.487cm" svg:y1="9.125cm" svg:x2="15.112cm" svg:y2="9.125cm">
          <text:p/>
        </draw:line>
        <draw:line draw:style-name="gr3" draw:text-style-name="P2" draw:layer="layout" svg:x1="24.225cm" svg:y1="9.128cm" svg:x2="26.475cm" svg:y2="9.128cm">
          <text:p/>
        </draw:line>
        <draw:line draw:style-name="gr4" draw:text-style-name="P2" draw:layer="layout" svg:x1="19.725cm" svg:y1="12.75cm" svg:x2="15.112cm" svg:y2="12.75cm">
          <text:p/>
        </draw:line>
        <draw:line draw:style-name="gr5" draw:text-style-name="P2" draw:layer="layout" svg:x1="19.975cm" svg:y1="6.375cm" svg:x2="15.1cm" svg:y2="6.375cm">
          <text:p/>
        </draw:line>
        <draw:custom-shape draw:style-name="gr6" draw:text-style-name="P1" draw:layer="layout" svg:width="3.75cm" svg:height="1.675cm" svg:x="18.975cm" svg:y="5.4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3.725cm" svg:y1="6.5cm" svg:x2="26.475cm" svg:y2="6.5cm">
          <text:p/>
        </draw:line>
        <draw:frame draw:style-name="gr8" draw:text-style-name="P4" draw:layer="layout" svg:width="3.4cm" svg:height="0.67cm" svg:x="11.575cm" svg:y="12.455cm">
          <draw:text-box>
            <text:p text:style-name="P3"><text:span text:style-name="T1">LCD FPC Connector</text:span></text:p>
          </draw:text-box>
        </draw:frame>
        <draw:frame draw:style-name="gr9" draw:text-style-name="P4" draw:layer="layout" svg:width="4.003cm" svg:height="0.67cm" svg:x="10.997cm" svg:y="8.83cm">
          <draw:text-box>
            <text:p text:style-name="P3"><text:span text:style-name="T1">Female Headers</text:span></text:p>
          </draw:text-box>
        </draw:frame>
        <draw:frame draw:style-name="gr10" draw:text-style-name="P4" draw:layer="layout" svg:width="2.978cm" svg:height="0.67cm" svg:x="26.497cm" svg:y="8.83cm">
          <draw:text-box>
            <text:p text:style-name="P3"><text:span text:style-name="T1">Female Headers</text:span></text:p>
          </draw:text-box>
        </draw:frame>
        <draw:frame draw:style-name="gr11" draw:text-style-name="P4" draw:layer="layout" svg:width="4.003cm" svg:height="0.67cm" svg:x="10.997cm" svg:y="6.08cm">
          <draw:text-box>
            <text:p text:style-name="P3"><text:span text:style-name="T1">Strapping Pins</text:span></text:p>
          </draw:text-box>
        </draw:frame>
        <draw:frame draw:style-name="gr12" draw:text-style-name="P4" draw:layer="layout" svg:width="2.878cm" svg:height="0.67cm" svg:x="26.497cm" svg:y="6.225cm">
          <draw:text-box>
            <text:p text:style-name="P3"><text:span text:style-name="T1">LCD_RST</text:span></text:p>
          </draw:text-box>
        </draw:frame>
        <draw:line draw:style-name="gr7" draw:text-style-name="P2" draw:layer="layout" svg:x1="8.625cm" svg:y1="5.4cm" svg:x2="11.375cm" svg:y2="5.4cm">
          <text:p/>
        </draw:line>
        <draw:frame draw:style-name="gr13" draw:text-style-name="P4" draw:layer="layout" svg:width="2.878cm" svg:height="0.67cm" svg:x="11.4cm" svg:y="5.105cm">
          <draw:text-box>
            <text:p text:style-name="P3"><text:span text:style-name="T1">LCD Displa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 Neue4" svg:font-family="'Helvetica Neue'" style:font-pitch="variable"/>
    <style:font-face style:name="Helvetica Neue" svg:font-family="'Helvetica Neue'" style:font-adornments="Light" style:font-pitch="variable"/>
    <style:font-face style:name="Helvetica Neue1" svg:font-family="'Helvetica Neue'" style:font-adornments="Regular" style:font-pitch="variable"/>
    <style:font-face style:name="Helvetica Neue3" svg:font-family="'Helvetica Neue'" style:font-family-generic="roman" style:font-pitch="variable"/>
    <style:font-face style:name="Helvetica Neue2" svg:font-family="'Helvetica Neu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6" draw:display-name="Gradient 6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圆" svg:viewBox="0 0 500 500" svg:d="M500 250c0 44-12 87-33 125-22 38-54 70-92 92-38 21-81 33-125 33s-87-12-125-33c-38-22-70-54-92-92-21-38-33-81-33-125s12-87 33-125c22-38 54-70 92-92 38-21 81-33 125-33s87 12 125 33c38 22 70 54 92 92 21 38 33 81 33 125z"/>
    <draw:marker draw:name="线条箭头_20_4" draw:display-name="线条箭头 4" svg:viewBox="0 0 500 500" svg:d="M500 250c0 44-12 87-33 125-22 38-54 70-92 92-38 21-81 33-125 33s-87-12-125-33c-38-22-70-54-92-92-21-38-33-81-33-125s12-87 33-125c22-38 54-70 92-92 38-21 81-33 125-33s87 12 125 33c38 22 70 54 92 92 21 38 33 81 33 125z"/>
    <draw:marker draw:name="线条箭头_20_6" draw:display-name="线条箭头 6" svg:viewBox="0 0 500 500" svg:d="M500 250c0 44-12 87-33 125-22 38-54 70-92 92-38 21-81 33-125 33s-87-12-125-33c-38-22-70-54-92-92-21-38-33-81-33-125s12-87 33-125c22-38 54-70 92-92 38-21 81-33 125-33s87 12 125 33c38 22 70 54 92 92 21 38 33 81 33 125z"/>
    <draw:marker draw:name="线条箭头_20_8" draw:display-name="线条箭头 8" svg:viewBox="0 0 500 500" svg:d="M500 250c0 44-12 87-33 125-22 38-54 70-92 92-38 21-81 33-125 33s-87-12-125-33c-38-22-70-54-92-92-21-38-33-81-33-125s12-87 33-125c22-38 54-70 92-92 38-21 81-33 125-33s87 12 125 33c38 22 70 54 92 92 21 38 33 81 33 125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Helvetica Neue1" fo:font-family="'Helvetica Neue'" style:font-style-name="Regular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f10d0c" draw:marker-start-width="0.2cm" draw:marker-end-width="0.2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-width="0.7cm" draw:marker-start-center="true" draw:marker-end-width="0.3cm" draw:fill-gradient-name="Gradient_20_6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3" draw:fill-hatch-name="Hatching_20_1" draw:fill-image-name="Bitmap_20_1"/>
      <style:text-properties fo:font-size="1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 draw:fill-image-name="Bitmap_20_1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15cm" draw:marker-end="Arrow" draw:marker-end-width="0.15cm" draw:fill="none" draw:show-unit="true"/>
      <style:paragraph-properties>
        <style:tab-stops/>
      </style:paragraph-properties>
      <style:text-properties style:font-name="Helvetica Neue1" fo:font-family="'Helvetica Neue'" style:font-style-name="Regular" style:font-pitch="variable" fo:font-size="10pt"/>
    </style:style>
    <style:style style:name="Leader_20_line" style:display-name="Leader line" style:family="graphic" style:parent-style-name="objectwitharrow">
      <style:graphic-properties svg:stroke-width="0.04cm" svg:stroke-color="#ff3034" draw:marker-start-width="0.57cm" draw:marker-end="Circle" draw:marker-end-width="0.2cm" draw:marker-end-center="true" svg:stroke-opacity="100%" draw:stroke-linejoin="miter" draw:fill="solid" draw:fill-color="#729fcf" draw:opacity="0%" draw:textarea-vertical-align="middle" draw:auto-grow-height="false" draw:fit-to-size="false" style:shrink-to-fit="false" fo:wrap-option="wrap" draw:shadow-opacity="0%"/>
      <style:paragraph-properties style:font-independent-line-spacing="true">
        <style:tab-stops/>
      </style:paragraph-properties>
      <style:text-properties fo:font-size="12pt" fo:font-weight="250" fo:background-color="transparent"/>
    </style:style>
    <style:style style:name="Annotation_20_text" style:display-name="Annotation text" style:family="graphic" style:parent-style-name="text">
      <style:graphic-properties svg:stroke-color="#3465a4" draw:fill="none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05T17:51:23.391700789</meta:creation-date>
    <dc:date>2021-12-13T14:56:30.989863235</dc:date>
    <meta:editing-duration>P1DT16H45M43S</meta:editing-duration>
    <meta:editing-cycles>220</meta:editing-cycles>
    <meta:generator>LibreOffice/7.1.6.2$MacOSX_X86_64 LibreOffice_project/0e133318fcee89abacd6a7d077e292f1145735c3</meta:generator>
    <meta:document-statistic meta:object-count="15"/>
  </office:meta>
</office:document-meta>
</file>